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3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3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3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3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1"/>
          <table:table-cell table:style-name="ce23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3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4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3" office:value-type="string" calcext:value-type="string">
            <text:p>TC9:</text:p>
          </table:table-cell>
          <table:table-cell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3" office:value-type="string" calcext:value-type="string">
            <text:p>TC10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6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6"/>
          <table:table-cell table:style-name="Default" table:number-columns-repeated="3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3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.00.0000</text:date>, <text:time style:data-style-name="N2" text:time-value="15:49:34.00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3T16:09:40.094000000</dc:date>
    <meta:editing-duration>PT4H33M53S</meta:editing-duration>
    <meta:editing-cycles>26</meta:editing-cycles>
    <meta:generator>LibreOffice/7.6.2.1$Windows_X86_64 LibreOffice_project/56f7684011345957bbf33a7ee678afaf4d2ba333</meta:generator>
    <meta:document-statistic meta:table-count="8" meta:cell-count="682" meta:object-count="0"/>
  </office:meta>
</office:document-meta>
</file>